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9.04mm"/>
    </style:style>
    <style:style style:name="co6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in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min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-reverso</text:p>
          </table:table-cell>
        </table:table-row>
        <table:table-row table:style-name="ro1">
          <table:table-cell office:value-type="string" calcext:value-type="string">
            <text:p>guiaimoveisbras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iania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na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lparaiso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guaslindas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uz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ver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arecidadego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ui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rze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NDO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urad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um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DR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ssofun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axias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ortoaleg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NH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R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roiodos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am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Nova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ruguai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AMAND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rech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lo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CRUZ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ohambur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ma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rav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leopol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lvora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oinville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francis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HAPE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NHA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lho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uba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ragu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jo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usqu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rtob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MBI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aropab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BALNEARIOCAMBORI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JAI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ori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CAR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avegant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lumena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RIC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BOMBINH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IJUC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DIAN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DIDORONDON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nelioprocop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Z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MUARA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LONDR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V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UC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RAND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ONG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AR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UDENT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NTALDOP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ANOR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MOU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BELT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APUAV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ISVIZINH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TOBRAN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LEMACOB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cascave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LE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OZDO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p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BRAN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e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RA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aqua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ndai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in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ma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cla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aganca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guat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RUIBE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MERIC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piracic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HORT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GIDASCRUZE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oand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eme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NT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BARBARADOOES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rrazdevasconce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MAR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r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ad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PAU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pret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riopre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V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IMEIR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ndamonhang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nadeparna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URU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toran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RTIOG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t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nhed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tin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esidenteprud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UE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ONG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mora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sas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ABEL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sebasti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ATU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ulh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zan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quaquece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rai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VIC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GUARUJ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cerica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picu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EMB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bernardodocamp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etan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boao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jorda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UBA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scamp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tibai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oroca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NDIAI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t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friburgo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mans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MACAODOSBUZI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ltaredo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uam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or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sgoytacaz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AODEMERI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AQUAR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l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G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ejaneir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teroi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GONCA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FRI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rraialdocab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squi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asost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CAE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NGRADOSRE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res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UQUEDECAX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FORDROX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iaci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lat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CHOEIRODEITAPEMIR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L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vernadorvalada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VI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pat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dasnev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luz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ntesclar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biri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ohorizontemg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ag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IZDEFO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COSDECALD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ETELAG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lvad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eu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iradesant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ca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azei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urodefrei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daconqu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equi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ssasenhoradosocor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ju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IRA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ace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l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UAR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li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ecifep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deSantoAgost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ragi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BOATAODOSGUARARAP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ed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</table:table>
      <table:table table:name="Planilha2" table:style-name="ta1"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uiaimoveisbras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iania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na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lparaiso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guaslindas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uz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riover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arecidadego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ui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rze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NDO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urad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um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DR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ssofun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axias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ortoaleg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NH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R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roiodos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am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EmNova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ruguai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AMAND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rech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pelo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CRUZ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ohambur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ma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grav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leopol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lvora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can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barr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oinville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francis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HAPE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NHA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lho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uba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ragu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jo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usqu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rtob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MBI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aropab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barr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BALNEARIOCAMBORI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JAI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ori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CAR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avegant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lumena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RIC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BOMBINH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IJUC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DIAN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DIDORONDON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nelioprocop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Z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MUARA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LONDR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V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UC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RAND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ONG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AR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UDENT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NTALDOP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ANOR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MOU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BELT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APUAV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ISVIZINH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TOBRAN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LEMACOB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scave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LE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OZDO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lap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BRAN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e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RA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aqua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indai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in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ma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cla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aganca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guat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RUIBE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MERIC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piracic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HORT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GIDASCRUZE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oand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eme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NT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BARBARADOOES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rrazdevasconce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MAR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r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diad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it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PAU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pret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riopre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V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IMEIR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ndamonhang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nadeparna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URU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toran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RTIOG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t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vinhed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tin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esidenteprud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UE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ONG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mora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sas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ABEL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sebasti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ATU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ulh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zan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quaquece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guiaimoveisprai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VIC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GUARUJ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cerica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picu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EMB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saobernardodocamp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saocaetan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boao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camposdojorda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UBA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scamp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tibai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oroca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NDIAI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t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novafriburgo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mans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MACAODOSBUZI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ltaredo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uam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or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sgoytacaz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AODEMERI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AQUAR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l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G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ejaneir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teroi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GONCA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FRI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rraialdocab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mesqui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riodasost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MACAE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NGRADOSRE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res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UQUEDECAX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FORDROX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iaci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lat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CHOEIRODEITAPEMIR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L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vernadorvalada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VI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pat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dasnev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luz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montesclar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biri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ohorizontemg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ag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IZDEFO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COSDECALD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ETELAG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lvad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eu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iradesant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ca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azei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urodefrei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daconqu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equi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ssasenhoradosocor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ju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IRA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ace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l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UAR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li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ecifep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deSantoAgost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Camaragi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BOATAODOSGUARARAP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ed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in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timb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ri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oaopessoapb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sso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nat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namir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obr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UCA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azeirodonor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racana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ortalezac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na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teres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saolu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mperatriz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bals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imon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gua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LMAS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cap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stanh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r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em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naninde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imoveisParauapeb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R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oav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anau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intin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riobran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rtovelho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ip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ITAP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table:style-name="ce2" office:value-type="string" calcext:value-type="string">
            <text:p>guiaimoveisfloria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OA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NTAGROSS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nha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niaodavito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TINH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OCAIUV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AZENDARI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INAGRANDE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QUATROBAR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mag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RAQUA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lar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UCA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LMIRANTETAMANDA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NHA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LOMB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CURIT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11:56:38.631063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11:59:17.596879786</dc:date>
    <meta:editing-duration>PT53M22S</meta:editing-duration>
    <meta:editing-cycles>2</meta:editing-cycles>
    <meta:generator>LibreOffice/5.4.6.2$Linux_X86_64 LibreOffice_project/40m0$Build-2</meta:generator>
    <meta:document-statistic meta:table-count="2" meta:cell-count="1525" meta:object-count="0"/>
  </office:meta>
</office:document-meta>
</file>